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68c05" officeooo:paragraph-rsid="00068c05" style:font-weight-asian="bold" style:font-weight-complex="bold"/>
    </style:style>
    <style:style style:name="P2" style:family="paragraph" style:parent-style-name="Standard">
      <style:paragraph-properties fo:text-align="justify" style:justify-single-word="false"/>
      <style:text-properties fo:font-weight="normal" officeooo:rsid="00068c05" officeooo:paragraph-rsid="00068c05" style:font-weight-asian="normal" style:font-weight-complex="normal"/>
    </style:style>
    <style:style style:name="P3" style:family="paragraph" style:parent-style-name="Standard">
      <style:paragraph-properties fo:text-align="justify" style:justify-single-word="false"/>
      <style:text-properties fo:font-weight="normal" officeooo:rsid="0007aad0" officeooo:paragraph-rsid="0007aad0" style:font-weight-asian="normal" style:font-weight-complex="normal"/>
    </style:style>
    <style:style style:name="P4" style:family="paragraph" style:parent-style-name="Standard">
      <style:paragraph-properties fo:text-align="justify" style:justify-single-word="false"/>
      <style:text-properties officeooo:rsid="00063b27" officeooo:paragraph-rsid="00063b27"/>
    </style:style>
    <style:style style:name="P5" style:family="paragraph" style:parent-style-name="Standard">
      <style:paragraph-properties fo:text-align="justify" style:justify-single-word="false"/>
      <style:text-properties fo:font-weight="normal" officeooo:rsid="00068c05" officeooo:paragraph-rsid="00727b2a" style:font-weight-asian="normal" style:font-weight-complex="normal"/>
    </style:style>
    <style:style style:name="P6" style:family="paragraph" style:parent-style-name="Standard">
      <style:paragraph-properties fo:text-align="justify" style:justify-single-word="false"/>
      <style:text-properties fo:font-weight="normal" officeooo:rsid="00068c05" officeooo:paragraph-rsid="0075e57e" style:font-weight-asian="normal" style:font-weight-complex="normal"/>
    </style:style>
    <style:style style:name="T1" style:family="text">
      <style:text-properties officeooo:rsid="00089b40"/>
    </style:style>
    <style:style style:name="T2" style:family="text">
      <style:text-properties officeooo:rsid="00098938"/>
    </style:style>
    <style:style style:name="T3" style:family="text">
      <style:text-properties fo:font-style="italic" officeooo:rsid="00098938" style:font-style-asian="italic" style:font-style-complex="italic"/>
    </style:style>
    <style:style style:name="T4" style:family="text">
      <style:text-properties fo:font-weight="normal" officeooo:rsid="00120240" style:font-weight-asian="normal" style:font-weight-complex="normal"/>
    </style:style>
    <style:style style:name="T5" style:family="text">
      <style:text-properties fo:font-weight="normal" officeooo:rsid="00144175" style:font-weight-asian="normal" style:font-weight-complex="normal"/>
    </style:style>
    <style:style style:name="T6" style:family="text">
      <style:text-properties fo:font-weight="normal" officeooo:rsid="00336981" style:font-weight-asian="normal" style:font-weight-complex="normal"/>
    </style:style>
    <style:style style:name="T7" style:family="text">
      <style:text-properties fo:font-weight="normal" officeooo:rsid="003502f4" style:font-weight-asian="normal" style:font-weight-complex="normal"/>
    </style:style>
    <style:style style:name="T8" style:family="text">
      <style:text-properties fo:font-weight="normal" officeooo:rsid="008ae9af" style:font-weight-asian="normal" style:font-weight-complex="normal"/>
    </style:style>
    <style:style style:name="T9" style:family="text">
      <style:text-properties fo:font-weight="normal" officeooo:rsid="008b311f" style:font-weight-asian="normal" style:font-weight-complex="normal"/>
    </style:style>
    <style:style style:name="T10" style:family="text">
      <style:text-properties officeooo:rsid="0016a2e9"/>
    </style:style>
    <style:style style:name="T11" style:family="text">
      <style:text-properties officeooo:rsid="001e3c44"/>
    </style:style>
    <style:style style:name="T12" style:family="text">
      <style:text-properties officeooo:rsid="002f35dd"/>
    </style:style>
    <style:style style:name="T13" style:family="text">
      <style:text-properties officeooo:rsid="003c03bd"/>
    </style:style>
    <style:style style:name="T14" style:family="text">
      <style:text-properties officeooo:rsid="0057b1e8"/>
    </style:style>
    <style:style style:name="T15" style:family="text">
      <style:text-properties officeooo:rsid="0075e5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S 480: Assignment 06 Report</text:p>
      <text:p text:style-name="P4">Zachary Ferguson</text:p>
      <text:p text:style-name="P4"/>
      <text:p text:style-name="P4">Genetic Algorithms</text:p>
      <text:p text:style-name="P4"/>
      <text:p text:style-name="P1">Design and Implementation:</text:p>
      <text:p text:style-name="P1"/>
      <text:p text:style-name="P3"><text:tab/>Implementing the functions for this assignment was a simple conversion from the algorithms provided in the lecture. <text:span text:style-name="T1">Utilizing the provided helper functions, I was able to simplify the implementation in many cases. The only function pseudo-code not provided was the evolve function. This function, however, is a straight forward loop creating new generations each iteration. </text:span></text:p>
      <text:p text:style-name="P3"><text:tab/><text:span text:style-name="T2">First, I setup any parameters necessary for the problem, then I create the first generation with the given creator function. I then loop </text:span><text:span text:style-name="T3">generation</text:span><text:span text:style-name="T2"> times, crossing-over and mutating a selected subset of the previous generation, repeating the above process with the new generation. Depending on the population size and number of generations the problem can take a significant time to solve. </text:span></text:p>
      <text:p text:style-name="P3"><text:tab/><text:span text:style-name="T12">Overall the implementation of the functions was straight forward and easy to implement in a C-like manor. Some thought was required when implementing in a more standard LISP style, but not more than any previous assignment.</text:span></text:p>
      <text:p text:style-name="P1"/>
      <text:p text:style-name="P1">Reflection:</text:p>
      <text:p text:style-name="P1"/>
      <text:p text:style-name="P1"><text:tab/><text:span text:style-name="T4">This assignment helped to cement the ideas behind genetic algorithms and there </text:span><text:span text:style-name="T5">usefulness. </text:span><text:span text:style-name="T6">The provided evaluation functions were helpful when testing and </text:span><text:span text:style-name="T7">exemplified</text:span><text:span text:style-name="T6"> the ability of </text:span><text:span text:style-name="T7">genetic</text:span><text:span text:style-name="T6"> algorithms. </text:span><text:span text:style-name="T8">The only step of testing that was troublesome was devising good parameters for the functions. </text:span><text:span text:style-name="T9">The values decided on were devise through a process of trial and error. </text:span></text:p>
      <text:p text:style-name="P1"/>
      <text:p text:style-name="P1">Analyzing the Results:</text:p>
      <text:p text:style-name="P1"/>
      <text:p text:style-name="P2"><text:tab/><text:span text:style-name="T10">Using the provided evaluation functions, I was able to test my implementation. This testing involved varying the parameters of the functions in the form of the tournament size, mutation rate, crossover rate, and mutation variance. The population size is held constant at 50 individuals. The size of the floating point vector is 20, and the number of generations is 1000. </text:span></text:p>
      <text:p text:style-name="P2"><text:tab/><text:span text:style-name="T11">For the first test function, sum, the fitness is exactly equal to the sum of the genes of the individual. All parameters were left at their default values. The average best fitness of 50 trials was equal to 102.2. With a max fitness of 5.12 * 20 = 102.4, the percent error of the results is 0.2%. This is well within reason.</text:span></text:p>
      <text:p text:style-name="P2"><text:tab/><text:span text:style-name="T13">For the next test, step, the fitness is equal to the sum of the floor of each gene plus six times the length of the vector. Therefore the max fitness achievable is 20 * 5 + 20 * 6 = 220. As above the default parameters were used and the resulting average best fitness was 217.86. The percent error of these results is 0.97% well within reason.</text:span></text:p>
      <text:p text:style-name="P5"><text:tab/><text:span text:style-name="T14">The sphere test function minimizes the squared sum of the vectors values. Therefore vectors closer to zero have a better fitness. In experimentation, using a tournament size of 14 resulted in an average best fitness of -0.000315. For this test fitnesses range from -524.288 to 0.0, so the resulting value is well within expectation.</text:span></text:p>
      <text:p text:style-name="P6"><text:tab/><text:span text:style-name="T15">For the Rosenbrock testing function the expected value is a vector of all ones. This implies that the best fitness is 0.0. From experimentation with a tournament-size of 14, crossover probability of 0.01, mutation probability of 0.01, and mutation variance of 0.01, an average best fitnesses of -28.98 was achie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2:05:06.359573309</meta:creation-date>
    <dc:date>2016-11-07T18:51:35.915896854</dc:date>
    <meta:editing-duration>PT2H29M13S</meta:editing-duration>
    <meta:editing-cycles>85</meta:editing-cycles>
    <meta:generator>LibreOffice/5.2.2.2$Linux_X86_64 LibreOffice_project/20m0$Build-2</meta:generator>
    <meta:document-statistic meta:table-count="0" meta:image-count="0" meta:object-count="0" meta:page-count="1" meta:paragraph-count="15" meta:word-count="517" meta:character-count="3170" meta:non-whitespace-character-count="2655"/>
  </office:meta>
</office:document-meta>
</file>